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254cm" svg:x="4.396cm" svg:y="4.912cm">
          <text:p text:style-name="P1"><text:span text:style-name="T1"/></text:p>
          <text:p text:style-name="P1"><text:span text:style-name="T1"/></text:p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4.904cm" svg:y="4.912cm">
          <text:p text:style-name="P1"><text:span text:style-name="T1"/></text:p>
          <text:p text:style-name="P1"><text:span text:style-name="T1"/></text:p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04cm" svg:y="0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412cm" svg:y="0.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0.84cm" svg:y="0.34cm">
          <text:p text:style-name="P2"><text:span text:style-name="T1">9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0.84cm" svg:y="0.848cm">
          <text:p text:style-name="P2"><text:span text:style-name="T1">8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0.84cm" svg:y="1.356cm">
          <text:p text:style-name="P2"><text:span text:style-name="T1">7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0.84cm" svg:y="1.864cm">
          <text:p text:style-name="P2"><text:span text:style-name="T1">6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0.84cm" svg:y="2.372cm">
          <text:p text:style-name="P2"><text:span text:style-name="T1">5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0.84cm" svg:y="2.88cm">
          <text:p text:style-name="P2"><text:span text:style-name="T1">4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0.84cm" svg:y="3.388cm">
          <text:p text:style-name="P2"><text:span text:style-name="T1">3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0.84cm" svg:y="3.896cm">
          <text:p text:style-name="P2"><text:span text:style-name="T1">2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0.84cm" svg:y="4.404cm">
          <text:p text:style-name="P2"><text:span text:style-name="T1">1 <text:s text:c="5"/>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54cm" svg:height="0.127cm" svg:x="0.84cm" svg:y="5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0.254cm" svg:height="0.254cm" svg:x="0.84cm" svg:y="4.912cm">
          <text:p text:style-name="P2"><text:span text:style-name="T1"/></text:p>
          <text:p text:style-name="P2"><text:span text:style-name="T1">0 <text:s text:c="5"/></text:span></text:p>
          <text:p text:style-name="P2"><text:span text:style-name="T1"><text:s text:c="3"/>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348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348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348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348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348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34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348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348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348cm" svg:y="4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254cm" svg:height="0.254cm" svg:x="1.348cm" svg:y="4.912cm">
          <text:p text:style-name="P1"><text:span text:style-name="T1"/></text:p>
          <text:p text:style-name="P1"><text:span text:style-name="T1"/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856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856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856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856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856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856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856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856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.856cm" svg:y="4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.856cm" svg:y="4.912cm">
          <text:p text:style-name="P1"><text:span text:style-name="T1"/></text:p>
          <text:p text:style-name="P1"><text:span text:style-name="T1"/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64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64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64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64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64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64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64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64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364cm" svg:y="4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.364cm" svg:y="4.912cm">
          <text:p text:style-name="P1"><text:span text:style-name="T1"/></text:p>
          <text:p text:style-name="P1"><text:span text:style-name="T1"/></text:p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872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872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872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872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872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872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872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872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2.872cm" svg:y="4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2.872cm" svg:y="4.912cm">
          <text:p text:style-name="P1"><text:span text:style-name="T1"/></text:p>
          <text:p text:style-name="P1"><text:span text:style-name="T1"/></text:p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38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38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38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38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38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3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38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38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38cm" svg:y="4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38cm" svg:y="4.912cm">
          <text:p text:style-name="P1"><text:span text:style-name="T1"/></text:p>
          <text:p text:style-name="P1"><text:span text:style-name="T1"/></text:p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888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888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888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888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888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88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888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888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3.888cm" svg:y="4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3.888cm" svg:y="4.912cm">
          <text:p text:style-name="P1"><text:span text:style-name="T1"/></text:p>
          <text:p text:style-name="P1"><text:span text:style-name="T1"/></text:p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396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396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396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396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396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396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396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396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396cm" svg:y="4.4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04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04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04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04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04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04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04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4.904cm" svg:y="4.4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412cm" svg:y="0.8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412cm" svg:y="1.3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412cm" svg:y="1.8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412cm" svg:y="2.3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412cm" svg:y="2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412cm" svg:y="3.3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412cm" svg:y="3.8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5.412cm" svg:y="4.4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54cm" svg:height="0.254cm" svg:x="5.412cm" svg:y="4.912cm">
          <text:p text:style-name="P1"><text:span text:style-name="T1"/></text:p>
          <text:p text:style-name="P1"><text:span text:style-name="T1"/></text:p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0.696cm" svg:y="4.912cm">
          <text:p text:style-name="P1"><text:span text:style-name="T1"/></text:p>
          <text:p text:style-name="P1"><text:span text:style-name="T1"/></text:p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1.204cm" svg:y="4.912cm">
          <text:p text:style-name="P1"><text:span text:style-name="T1"/></text:p>
          <text:p text:style-name="P1"><text:span text:style-name="T1"/></text:p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204cm" svg:y="0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0.254cm" svg:x="11.712cm" svg:y="0.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14cm" svg:y="0.34cm">
          <text:p text:style-name="P2"><text:span text:style-name="T1">9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14cm" svg:y="0.848cm">
          <text:p text:style-name="P2"><text:span text:style-name="T1">8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14cm" svg:y="1.356cm">
          <text:p text:style-name="P2"><text:span text:style-name="T1">7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14cm" svg:y="1.864cm">
          <text:p text:style-name="P2"><text:span text:style-name="T1">6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14cm" svg:y="2.372cm">
          <text:p text:style-name="P2"><text:span text:style-name="T1">5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14cm" svg:y="2.88cm">
          <text:p text:style-name="P2"><text:span text:style-name="T1">4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14cm" svg:y="3.388cm">
          <text:p text:style-name="P2"><text:span text:style-name="T1">3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14cm" svg:y="3.896cm">
          <text:p text:style-name="P2"><text:span text:style-name="T1">2 <text:s text:c="5"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7.14cm" svg:y="4.404cm">
          <text:p text:style-name="P2"><text:span text:style-name="T1">1 <text:s text:c="5"/>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54cm" svg:height="0.127cm" svg:x="7.14cm" svg:y="5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0.254cm" svg:height="0.254cm" svg:x="7.14cm" svg:y="4.912cm">
          <text:p text:style-name="P2"><text:span text:style-name="T1"/></text:p>
          <text:p text:style-name="P2"><text:span text:style-name="T1">0 <text:s text:c="5"/></text:span></text:p>
          <text:p text:style-name="P2"><text:span text:style-name="T1"><text:s text:c="3"/></text:span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648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648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648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648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648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64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648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648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7.648cm" svg:y="4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0.254cm" svg:height="0.254cm" svg:x="7.648cm" svg:y="4.912cm">
          <text:p text:style-name="P1"><text:span text:style-name="T1"/></text:p>
          <text:p text:style-name="P1"><text:span text:style-name="T1"/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156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156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156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156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156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156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156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156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156cm" svg:y="4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8.156cm" svg:y="4.912cm">
          <text:p text:style-name="P1"><text:span text:style-name="T1"/></text:p>
          <text:p text:style-name="P1"><text:span text:style-name="T1"/></text:p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664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664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664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664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664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664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664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664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8.664cm" svg:y="4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8.664cm" svg:y="4.912cm">
          <text:p text:style-name="P1"><text:span text:style-name="T1"/></text:p>
          <text:p text:style-name="P1"><text:span text:style-name="T1"/></text:p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172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172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172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172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172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172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172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172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172cm" svg:y="4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9.172cm" svg:y="4.912cm">
          <text:p text:style-name="P1"><text:span text:style-name="T1"/></text:p>
          <text:p text:style-name="P1"><text:span text:style-name="T1"/></text:p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68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68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68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68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68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6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68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68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9.68cm" svg:y="4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9.68cm" svg:y="4.912cm">
          <text:p text:style-name="P1"><text:span text:style-name="T1"/></text:p>
          <text:p text:style-name="P1"><text:span text:style-name="T1"/></text:p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188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188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188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188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188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188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188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188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188cm" svg:y="4.4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254cm" svg:x="10.188cm" svg:y="4.912cm">
          <text:p text:style-name="P1"><text:span text:style-name="T1"/></text:p>
          <text:p text:style-name="P1"><text:span text:style-name="T1"/></text:p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696cm" svg:y="0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696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696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696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696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696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696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696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0.696cm" svg:y="4.4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204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204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204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204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204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204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204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204cm" svg:y="4.4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712cm" svg:y="0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712cm" svg:y="1.3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712cm" svg:y="1.8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712cm" svg:y="2.3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712cm" svg:y="2.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712cm" svg:y="3.3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712cm" svg:y="3.8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4cm" svg:height="0.254cm" svg:x="11.712cm" svg:y="4.4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54cm" svg:height="0.254cm" svg:x="11.712cm" svg:y="4.912cm">
          <text:p text:style-name="P1"><text:span text:style-name="T1"/></text:p>
          <text:p text:style-name="P1"><text:span text:style-name="T1"/></text:p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889cm" svg:x="5.232cm" svg:y="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889cm" svg:x="5.233cm" svg:y="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889cm" svg:x="5.234cm" svg:y="3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889cm" svg:x="5.235cm" svg:y="2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889cm" svg:x="5.236cm" svg:y="2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889cm" svg:x="5.237cm" svg:y="1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889cm" svg:x="5.238cm" svg:y="1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889cm" svg:x="5.239cm" svg:y="0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889cm" svg:x="5.24cm" svg:y="0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86cm" svg:height="5.106cm" svg:x="11.433cm" svg:y="0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.7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4T15:33:20.229803076</meta:creation-date>
    <dc:date>2014-02-05T00:06:15</dc:date>
    <dc:creator>Helio Filho</dc:creator>
    <meta:editing-duration>PT3H56M21S</meta:editing-duration>
    <meta:editing-cycles>13</meta:editing-cycles>
    <meta:generator>LibreOffice/4.0.2.2$Linux_X86_64 LibreOffice_project/400m0$Build-2</meta:generator>
    <meta:document-statistic meta:object-count="212"/>
  </office:meta>
</office:document-meta>
</file>